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Arial" fo:font-size="12pt" officeooo:rsid="0024587d" officeooo:paragraph-rsid="0024587d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2pt" officeooo:rsid="0027d2ae" officeooo:paragraph-rsid="0027d2ae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2pt" officeooo:rsid="0027d2ae" officeooo:paragraph-rsid="008afde1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2pt" officeooo:rsid="0047a3b5" officeooo:paragraph-rsid="0047a3b5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size="12pt" officeooo:rsid="0047a3b5" officeooo:paragraph-rsid="008afde1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size="12pt" officeooo:rsid="00a160cc" officeooo:paragraph-rsid="00a160cc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24587d" officeooo:paragraph-rsid="0024587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09277" officeooo:paragraph-rsid="00a09277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15847" officeooo:paragraph-rsid="00a15847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160cc" officeooo:paragraph-rsid="00a160cc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26637" officeooo:paragraph-rsid="00a26637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26637" officeooo:paragraph-rsid="00a26637" fo:background-color="transparent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09277" officeooo:paragraph-rsid="00a09277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15847" officeooo:paragraph-rsid="00a15847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160cc" officeooo:paragraph-rsid="00a160cc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26637" officeooo:paragraph-rsid="00a26637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160cc" officeooo:paragraph-rsid="00a160cc" fo:background-color="#ffff00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160cc" officeooo:paragraph-rsid="00a160cc" fo:background-color="#00a933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26637" officeooo:paragraph-rsid="00a26637" fo:background-color="#00a933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style:font-name="Arial" fo:font-size="22pt" fo:font-weight="bold" officeooo:rsid="00a551c4" officeooo:paragraph-rsid="00a551c4" style:font-size-asian="22pt" style:font-weight-asian="bold" style:font-size-complex="22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2pt" fo:font-weight="normal" officeooo:rsid="00a09277" officeooo:paragraph-rsid="00a0927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3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2b8ff0" officeooo:paragraph-rsid="00a26637" style:font-size-asian="12pt" style:font-size-complex="12pt"/>
    </style:style>
    <style:style style:name="P24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2b8ff0" officeooo:paragraph-rsid="002b8ff0" style:font-size-asian="12pt" style:font-size-complex="12pt"/>
    </style:style>
    <style:style style:name="P25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2b8ff0" officeooo:paragraph-rsid="008afde1" style:font-size-asian="12pt" style:font-size-complex="12pt"/>
    </style:style>
    <style:style style:name="P26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352c7d" officeooo:paragraph-rsid="00a26637" style:font-size-asian="12pt" style:font-size-complex="12pt"/>
    </style:style>
    <style:style style:name="P27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352c7d" officeooo:paragraph-rsid="00352c7d" style:font-size-asian="12pt" style:font-size-complex="12pt"/>
    </style:style>
    <style:style style:name="P28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352c7d" officeooo:paragraph-rsid="008afde1" style:font-size-asian="12pt" style:font-size-complex="12pt"/>
    </style:style>
    <style:style style:name="P29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45af2" officeooo:paragraph-rsid="00a26637" style:font-size-asian="12pt" style:font-size-complex="12pt"/>
    </style:style>
    <style:style style:name="P30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45af2" officeooo:paragraph-rsid="00445af2" style:font-size-asian="12pt" style:font-size-complex="12pt"/>
    </style:style>
    <style:style style:name="P31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45af2" officeooo:paragraph-rsid="008afde1" style:font-size-asian="12pt" style:font-size-complex="12pt"/>
    </style:style>
    <style:style style:name="P32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7a3b5" officeooo:paragraph-rsid="0047a3b5" style:font-size-asian="12pt" style:font-size-complex="12pt"/>
    </style:style>
    <style:style style:name="P33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7a3b5" officeooo:paragraph-rsid="008afde1" style:font-size-asian="12pt" style:font-size-complex="12pt"/>
    </style:style>
    <style:style style:name="P34" style:family="paragraph" style:parent-style-name="Preformatted_20_Text" style:list-style-name="L1">
      <style:paragraph-properties fo:text-align="start" style:justify-single-word="false"/>
      <style:text-properties style:font-name="Arial" fo:font-size="12pt" fo:font-weight="bold" officeooo:rsid="00445af2" officeooo:paragraph-rsid="00a26637" fo:background-color="transparent" style:font-size-asian="12pt" style:font-weight-asian="bold" style:font-size-complex="12pt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71b25" officeooo:paragraph-rsid="00a71b25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71b25" officeooo:paragraph-rsid="00a7bcfb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71b25" officeooo:paragraph-rsid="00a80b24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80b24" officeooo:paragraph-rsid="00a80b24" style:font-size-asian="12pt" style:font-weight-asian="bold" style:font-size-complex="12pt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4e82a" officeooo:paragraph-rsid="00a15847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551c4" officeooo:paragraph-rsid="00a551c4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71b25" officeooo:paragraph-rsid="00a71b25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71b25" officeooo:paragraph-rsid="00a7bcfb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71b25" officeooo:paragraph-rsid="00a80b24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style:font-name="Arial" fo:font-size="18pt" fo:font-weight="bold" officeooo:rsid="00a71b25" officeooo:paragraph-rsid="00a71b25" style:font-size-asian="18pt" style:font-weight-asian="bold" style:font-size-complex="18pt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style:font-name="Arial" fo:font-size="18pt" fo:font-weight="bold" officeooo:rsid="00a71b25" officeooo:paragraph-rsid="00a7bcfb" style:font-size-asian="18pt" style:font-weight-asian="bold" style:font-size-complex="18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style:font-name="Arial" fo:font-size="18pt" fo:font-weight="bold" officeooo:rsid="00a71b25" officeooo:paragraph-rsid="00a80b24" style:font-size-asian="18pt" style:font-weight-asian="bold" style:font-size-complex="18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style:text-position="0% 100%" style:font-name="Arial" fo:font-size="12pt" fo:font-weight="bold" officeooo:rsid="00a71b25" officeooo:paragraph-rsid="00a71b25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style:text-position="0% 100%" style:font-name="Arial" fo:font-size="12pt" fo:font-weight="bold" officeooo:rsid="00a71b25" officeooo:paragraph-rsid="00a7bcfb" style:font-size-asian="12pt" style:font-weight-asian="bold" style:font-size-complex="12pt" style:font-weight-complex="bold"/>
    </style:style>
    <style:style style:name="T1" style:family="text">
      <style:text-properties officeooo:rsid="0029c21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9c214"/>
    </style:style>
    <style:style style:name="T4" style:family="text">
      <style:text-properties style:text-position="super 58%" officeooo:rsid="00a7bcfb"/>
    </style:style>
    <style:style style:name="T5" style:family="text">
      <style:text-properties style:text-position="super 58%" officeooo:rsid="00a80b24"/>
    </style:style>
    <style:style style:name="T6" style:family="text">
      <style:text-properties officeooo:rsid="004268c2"/>
    </style:style>
    <style:style style:name="T7" style:family="text">
      <style:text-properties officeooo:rsid="0046784c"/>
    </style:style>
    <style:style style:name="T8" style:family="text">
      <style:text-properties officeooo:rsid="005352e4"/>
    </style:style>
    <style:style style:name="T9" style:family="text">
      <style:text-properties officeooo:rsid="005c835a"/>
    </style:style>
    <style:style style:name="T10" style:family="text">
      <style:text-properties officeooo:rsid="008afde1"/>
    </style:style>
    <style:style style:name="T11" style:family="text">
      <style:text-properties officeooo:rsid="008ba508"/>
    </style:style>
    <style:style style:name="T12" style:family="text">
      <style:text-properties officeooo:rsid="009e71a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6784c" style:font-weight-asian="normal" style:font-weight-complex="normal"/>
    </style:style>
    <style:style style:name="T15" style:family="text">
      <style:text-properties fo:font-weight="normal" officeooo:rsid="00a26637" style:font-weight-asian="normal" style:font-weight-complex="normal"/>
    </style:style>
    <style:style style:name="T16" style:family="text">
      <style:text-properties fo:font-weight="normal" officeooo:rsid="00a7bcfb" style:font-weight-asian="normal" style:font-weight-complex="normal"/>
    </style:style>
    <style:style style:name="T17" style:family="text">
      <style:text-properties fo:font-weight="normal" officeooo:rsid="00a80b24" style:font-weight-asian="normal" style:font-weight-complex="normal"/>
    </style:style>
    <style:style style:name="T18" style:family="text">
      <style:text-properties fo:font-weight="normal" fo:background-color="#00a933" loext:char-shading-value="0" style:font-weight-asian="normal" style:font-weight-complex="normal"/>
    </style:style>
    <style:style style:name="T19" style:family="text">
      <style:text-properties fo:font-weight="normal" fo:background-color="#ffff00" loext:char-shading-value="0" style:font-weight-asian="normal" style:font-weight-complex="normal"/>
    </style:style>
    <style:style style:name="T20" style:family="text">
      <style:text-properties fo:font-weight="normal" fo:background-color="#ff6d6d" loext:char-shading-value="0" style:font-weight-asian="normal" style:font-weight-complex="normal"/>
    </style:style>
    <style:style style:name="T21" style:family="text">
      <style:text-properties fo:font-weight="normal" fo:background-color="#fff200" loext:char-shading-value="0" style:font-weight-asian="normal" style:font-weight-complex="normal"/>
    </style:style>
    <style:style style:name="T22" style:family="text">
      <style:text-properties fo:background-color="#fff200" loext:char-shading-value="0"/>
    </style:style>
    <style:style style:name="T23" style:family="text">
      <style:text-properties fo:background-color="#fff200" loext:char-shading-value="0"/>
    </style:style>
    <style:style style:name="T24" style:family="text">
      <style:text-properties fo:color="#000000" fo:background-color="#00a933" loext:char-shading-value="0"/>
    </style:style>
    <style:style style:name="T25" style:family="text">
      <style:text-properties fo:color="#000000" fo:background-color="transparent" loext:char-shading-value="0"/>
    </style:style>
    <style:style style:name="T26" style:family="text">
      <style:text-properties fo:color="#000000" fo:background-color="#ffff00" loext:char-shading-value="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text-position="0% 100%"/>
    </style:style>
    <style:style style:name="T29" style:family="text">
      <style:text-properties style:text-position="0% 100%" officeooo:rsid="00a7bcfb"/>
    </style:style>
    <style:style style:name="T30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31" style:family="text">
      <style:text-properties style:text-position="0% 100%" fo:font-weight="normal" officeooo:rsid="00a80b24" fo:background-color="#fff200" loext:char-shading-value="0" style:font-weight-asian="normal" style:font-weight-complex="normal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fo:font-weight="normal" officeooo:rsid="00a7bcfb" style:font-weight-asian="normal" style:font-weight-complex="normal"/>
    </style:style>
    <style:style style:name="T34" style:family="text">
      <style:text-properties style:text-position="0% 100%" fo:font-weight="normal" officeooo:rsid="00a80b24" style:font-weight-asian="normal" style:font-weight-complex="normal"/>
    </style:style>
    <style:style style:name="T35" style:family="text">
      <style:text-properties style:text-position="0% 100%" fo:font-weight="normal" fo:background-color="#2a6099" loext:char-shading-value="0" style:font-weight-asian="normal" style:font-weight-complex="normal"/>
    </style:style>
    <style:style style:name="T36" style:family="text">
      <style:text-properties style:text-position="0% 100%" fo:font-weight="bold" officeooo:rsid="00a7bcfb" style:font-weight-asian="bold" style:font-weight-complex="bold"/>
    </style:style>
    <style:style style:name="T37" style:family="text">
      <style:text-properties style:text-position="0% 100%" fo:font-weight="bold" officeooo:rsid="00a80b24" style:font-weight-asian="bold" style:font-weight-complex="bold"/>
    </style:style>
    <style:style style:name="T38" style:family="text">
      <style:text-properties style:text-position="0% 100%" officeooo:rsid="00a80b24"/>
    </style:style>
    <style:style style:name="T39" style:family="text">
      <style:text-properties officeooo:rsid="00a26637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4pt" officeooo:rsid="00a4e82a" style:font-size-asian="24pt" style:font-size-complex="24pt"/>
    </style:style>
    <style:style style:name="T42" style:family="text">
      <style:text-properties fo:color="#ffffff" fo:background-color="#2a6099" loext:char-shading-value="0"/>
    </style:style>
    <style:style style:name="T43" style:family="text">
      <style:text-properties fo:color="#ffffff" fo:font-weight="normal" fo:background-color="#2a6099" loext:char-shading-value="0" style:font-weight-asian="normal" style:font-weight-complex="normal"/>
    </style:style>
    <style:style style:name="T44" style:family="text">
      <style:text-properties fo:color="#ffffff" fo:font-weight="normal" officeooo:rsid="00a7bcfb" fo:background-color="#2a6099" loext:char-shading-value="0" style:font-weight-asian="normal" style:font-weight-complex="normal"/>
    </style:style>
    <style:style style:name="T45" style:family="text">
      <style:text-properties fo:color="#ffffff" fo:font-weight="normal" fo:background-color="#ff0000" loext:char-shading-value="0" style:font-weight-asian="normal" style:font-weight-complex="normal"/>
    </style:style>
    <style:style style:name="T46" style:family="text">
      <style:text-properties fo:color="#ffffff" fo:font-weight="normal" officeooo:rsid="00a7bcfb" fo:background-color="#ff0000" loext:char-shading-value="0" style:font-weight-asian="normal" style:font-weight-complex="normal"/>
    </style:style>
    <style:style style:name="T47" style:family="text">
      <style:text-properties fo:color="#ffffff" style:text-position="0% 100%" fo:font-weight="normal" fo:background-color="#2a6099" loext:char-shading-value="0" style:font-weight-asian="normal" style:font-weight-complex="normal"/>
    </style:style>
    <style:style style:name="T48" style:family="text">
      <style:text-properties fo:color="#ffffff" style:text-position="0% 100%" fo:font-weight="normal" officeooo:rsid="00a7bcfb" fo:background-color="#2a6099" loext:char-shading-value="0" style:font-weight-asian="normal" style:font-weight-complex="normal"/>
    </style:style>
    <style:style style:name="T49" style:family="text">
      <style:text-properties fo:color="#ffffff" style:text-position="0% 100%" fo:font-weight="normal" officeooo:rsid="00a80b24" fo:background-color="#2a6099" loext:char-shading-value="0" style:font-weight-asian="normal" style:font-weight-complex="normal"/>
    </style:style>
    <style:style style:name="T50" style:family="text">
      <style:text-properties fo:color="#ffffff" style:text-position="0% 100%" fo:font-weight="normal" officeooo:rsid="00a7bcfb" fo:background-color="#ff0000" loext:char-shading-value="0" style:font-weight-asian="normal" style:font-weight-complex="normal"/>
    </style:style>
    <style:style style:name="T51" style:family="text">
      <style:text-properties officeooo:rsid="00a7bcfb"/>
    </style:style>
    <style:style style:name="T52" style:family="text">
      <style:text-properties officeooo:rsid="00a80b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lassi</text:p>
      <text:p text:style-name="P7"/>
      <text:p text:style-name="P15">Classe C: <text:span text:style-name="T22">192.168.0</text:span>.<text:span text:style-name="T24">0000 0000</text:span></text:p>
      <text:p text:style-name="P15"><text:span text:style-name="T25">Classe B: </text:span><text:span text:style-name="T26">192.168.</text:span><text:span text:style-name="T24">0000 0000. 0000 0000</text:span></text:p>
      <text:p text:style-name="P15"><text:span text:style-name="T25">Classe A: </text:span><text:span text:style-name="T26">192</text:span><text:span text:style-name="T24">.00000000.00000000</text:span></text:p>
      <text:p text:style-name="P15"/>
      <text:p text:style-name="P17"><text:span text:style-name="T27">Ottetti</text:span> x gli indirizzamenti</text:p>
      <text:p text:style-name="P18"><text:span text:style-name="T27">Ottetto</text:span> per gli host</text:p>
      <text:p text:style-name="P15"/>
      <text:p text:style-name="P10">Subnetting</text:p>
      <text:p text:style-name="P10"/>
      <text:p text:style-name="P10">Esercizio Guida:</text:p>
      <text:p text:style-name="P10">2 Lan da 100 Host</text:p>
      <text:p text:style-name="P10"/>
      <text:p text:style-name="P10">1. Controllare quanti bit sono necessari per ogni LAN:</text:p>
      <text:p text:style-name="P10"/>
      <text:p text:style-name="P10">100 HOST → <text:span text:style-name="T13">Necessari</text:span> 7 BIT (2^<text:span text:style-name="T2">7 </text:span><text:span text:style-name="T28">= 128) </text:span><text:s/><text:span text:style-name="T13">→ </text:span>Mantenere un margine (<text:span text:style-name="T39">2</text:span>0%)</text:p>
      <text:p text:style-name="P10"/>
      <text:p text:style-name="P11">2. Stabilire l’indirizzo → <text:span text:style-name="T13">192.168.0.0 (Classe C) → Ne bastano 7</text:span></text:p>
      <text:p text:style-name="P16"/>
      <text:p text:style-name="P16">Quindi</text:p>
      <text:p text:style-name="P16"/>
      <text:p text:style-name="P11"><text:span text:style-name="T19">192.168.0.</text:span><text:span text:style-name="T20">0</text:span><text:span text:style-name="T18">0000000</text:span></text:p>
      <text:p text:style-name="P19"/>
      <text:p text:style-name="P12">LAN 1</text:p>
      <text:p text:style-name="P19"/>
      <text:list xml:id="list3134078498" text:style-name="L1">
        <text:list-item>
          <text:p text:style-name="P23"><text:span text:style-name="T6">NET</text:span>: 192.168.0.0 <text:span text:style-name="T9">(HostID a 0)</text:span></text:p>
        </text:list-item>
        <text:list-item>
          <text:p text:style-name="P26">SM: <text:span text:style-name="T39">255.255.255.128 (NetID a 1)</text:span></text:p>
        </text:list-item>
        <text:list-item>
          <text:p text:style-name="P29">GW: <text:span text:style-name="T7">192.168.0.129 (1° Disponibile tra il range)</text:span></text:p>
        </text:list-item>
        <text:list-item>
          <text:p text:style-name="P34"><text:span text:style-name="T13">BROADCAST: </text:span><text:span text:style-name="T14">192.168.0.</text:span><text:span text:style-name="T15">127</text:span><text:span text:style-name="T14"> (HostID a 1)</text:span></text:p>
        </text:list-item>
      </text:list>
      <text:p text:style-name="P11">LAN 2</text:p>
      <text:p text:style-name="P11"/>
      <text:list xml:id="list83804256070127" text:continue-numbering="true" text:style-name="L1">
        <text:list-item>
          <text:p text:style-name="P23"><text:span text:style-name="T6">NET</text:span>: 192.168.0.<text:span text:style-name="T39">128</text:span> <text:span text:style-name="T9">(HostID a 0)</text:span></text:p>
        </text:list-item>
        <text:list-item>
          <text:p text:style-name="P26">SM: <text:span text:style-name="T39">255.255.255.128 (NetID a 1)</text:span></text:p>
        </text:list-item>
        <text:list-item>
          <text:p text:style-name="P29">GW: <text:span text:style-name="T7">192.168.0.129</text:span></text:p>
        </text:list-item>
        <text:list-item>
          <text:p text:style-name="P34"><text:span text:style-name="T13">BROADCAST: </text:span><text:span text:style-name="T14">192.168.0.</text:span><text:span text:style-name="T15">255</text:span><text:span text:style-name="T14"> (HostID a 1)</text:span></text:p>
        </text:list-item>
      </text:list>
      <text:p text:style-name="P11"/>
      <text:p text:style-name="P7">Ripasso indirizzamenti</text:p>
      <text:p text:style-name="P1"/>
      <text:p text:style-name="P2">LAN A: 100 host <text:span text:style-name="T1">(classe C sufficiente, 8 bit destinati agli host, 2</text:span><text:span text:style-name="T3">8</text:span><text:span text:style-name="T1">=256)</text:span></text:p>
      <text:p text:style-name="P2"/>
      <text:p text:style-name="P6">192.168.0.0/24</text:p>
      <text:p text:style-name="P6"/>
      <text:list xml:id="list83803697204455" text:continue-numbering="true" text:style-name="L1">
        <text:list-item>
          <text:p text:style-name="P24"><text:span text:style-name="T6">NET</text:span>: 192.168.0.0 <text:span text:style-name="T9">(HostID a 0)</text:span></text:p>
        </text:list-item>
        <text:list-item>
          <text:p text:style-name="P27">SM: 255.255.255.0</text:p>
        </text:list-item>
        <text:list-item>
          <text:p text:style-name="P30">GW: <text:span text:style-name="T7">192.168.0.1</text:span></text:p>
        </text:list-item>
        <text:list-item>
          <text:p text:style-name="P30">BROADCAST: <text:span text:style-name="T7">192.168.0.255 (HostID a 1)</text:span></text:p>
        </text:list-item>
        <text:list-item>
          <text:p text:style-name="P32">Range: <text:span text:style-name="T8">192.168.0.2 – 192.168.0.254</text:span></text:p>
        </text:list-item>
      </text:list>
      <text:p text:style-name="P4"/>
      <text:p text:style-name="P3">LAN <text:span text:style-name="T10">B</text:span>: <text:span text:style-name="T11">100</text:span> host <text:span text:style-name="T1">(classe C sufficiente, 8 bit destinati agli host, 2</text:span><text:span text:style-name="T3">8</text:span><text:span text:style-name="T1">=256)</text:span></text:p>
      <text:p text:style-name="P3"/>
      <text:p text:style-name="P6">192.168.1.0/24</text:p>
      <text:p text:style-name="P6"><text:soft-page-break/></text:p>
      <text:list xml:id="list83803877011517" text:continue-numbering="true" text:style-name="L1">
        <text:list-item>
          <text:p text:style-name="P25"><text:span text:style-name="T6">NET</text:span>: 192.168.<text:span text:style-name="T12">1</text:span>.<text:span text:style-name="T12">0</text:span> <text:span text:style-name="T9">(HostID a 0)</text:span></text:p>
        </text:list-item>
        <text:list-item>
          <text:p text:style-name="P28">SM: 255.255.255.0</text:p>
        </text:list-item>
        <text:list-item>
          <text:p text:style-name="P31">GW: <text:span text:style-name="T7">192.168.1.1</text:span></text:p>
        </text:list-item>
        <text:list-item>
          <text:p text:style-name="P31">BROADCAST: <text:span text:style-name="T7">192.168.1.255 (HostID a 1)</text:span></text:p>
        </text:list-item>
        <text:list-item>
          <text:p text:style-name="P33">Range: <text:span text:style-name="T8">192.168.1.2 – 192.168.1.254</text:span></text:p>
        </text:list-item>
      </text:list>
      <text:p text:style-name="P5"/>
      <text:p text:style-name="P8">Router:</text:p>
      <text:p text:style-name="P21">Router(config)#interface FastEthernet0/1</text:p>
      <text:p text:style-name="P22">Router(config-if)#ip address 192.168.0.1 255.255.255.0</text:p>
      <text:p text:style-name="P22">Router(config-if)#</text:p>
      <text:p text:style-name="P13"/>
      <text:p text:style-name="P9">Per attivare una porta</text:p>
      <text:p text:style-name="P14">interface FastEthernet0</text:p>
      <text:p text:style-name="P39"/>
      <text:p text:style-name="P20"><text:span text:style-name="T41">V</text:span><text:span text:style-name="T40">LSM</text:span> </text:p>
      <text:p text:style-name="P40"/>
      <text:p text:style-name="P40">altra tecnice per ottimizzare gli indirizzi, piu versatile del subnetting perché adatta le dimensoni delle reti. Utile quando i numeri di host delle varie sottoreti sono molto diversi tra loro.</text:p>
      <text:p text:style-name="P40"/>
      <text:p text:style-name="P35">Si parte dalla rete di dimensione piu grande scalando realizzando fino alla piu piccola</text:p>
      <text:p text:style-name="P35"><text:span text:style-name="T13"/></text:p>
      <text:p text:style-name="P35"><text:span text:style-name="T13">→ Quasi sicurezza che non ci siano indirizzi assegnati a 2 sottoreti diverse (Overlaps)</text:span></text:p>
      <text:p text:style-name="P35"><text:span text:style-name="T13"/></text:p>
      <text:p text:style-name="P35"><text:span text:style-name="T13"/></text:p>
      <text:p text:style-name="P35">1. Decidiamo l’indirizzo da utilizzare <text:span text:style-name="T13">192.168.0.0</text:span></text:p>
      <text:p text:style-name="P35"><text:span text:style-name="T13"/></text:p>
      <text:p text:style-name="P35">→ Calcolo orientativo, controllare se la somma degli host delle LAN rientrano ampiamente negli host disponibili nell’indirizzo (Classe C = 256) a noi ne servono 138. Perfetto</text:p>
      <text:p text:style-name="P35"/>
      <text:p text:style-name="P44">LAN A (100):</text:p>
      <text:p text:style-name="P35"/>
      <text:p text:style-name="P41"><text:span text:style-name="T42">192.168.0.0</text:span><text:span text:style-name="T23">000 0000/25</text:span></text:p>
      <text:p text:style-name="P41"/>
      <text:p text:style-name="P35">Quanti bit ci servono per indirizzare gli host? E quanti ne lasciamo per l’indirizzamento della rete?</text:p>
      <text:p text:style-name="P35"/>
      <text:p text:style-name="P41">Con 100 host minimo di 7 bit (128) 2<text:span text:style-name="T2">7</text:span></text:p>
      <text:p text:style-name="P41"><text:span text:style-name="T2"/></text:p>
      <text:p text:style-name="P47">Indirizzo di rete (host a 0): <text:span text:style-name="T13">192.168.0.0</text:span></text:p>
      <text:p text:style-name="P47">Subnetmask (net a 1): <text:span text:style-name="T13">255.255.255.128 </text:span></text:p>
      <text:p text:style-name="P35">GW: <text:span text:style-name="T13">192.168.0.1 </text:span></text:p>
      <text:p text:style-name="P35">BC (host a 1):<text:span text:style-name="T13"> 192.168.0.127</text:span></text:p>
      <text:p text:style-name="P35"><text:span text:style-name="T13"/></text:p>
      <text:p text:style-name="P35"/>
      <text:p text:style-name="P35"/>
      <text:p text:style-name="P35"/>
      <text:p text:style-name="P44"><text:soft-page-break/>LAN B (20):</text:p>
      <text:p text:style-name="P35"/>
      <text:p text:style-name="P35">Quanti bit ci servono per indirizzare gli host? E quanti ne lasciamo per l’indirizzamento della rete?</text:p>
      <text:p text:style-name="P35"/>
      <text:p text:style-name="P41">Con 20 host minimo di 5 bit (<text:span text:style-name="T51">64</text:span>) 2<text:span text:style-name="T2">5</text:span></text:p>
      <text:p text:style-name="P41"><text:span text:style-name="T2"/></text:p>
      <text:p text:style-name="P47">Dobbiamo fare la proiezione tra la LAN precedente e quella attuale per identificare il BIT significativo che va a modificare la LAN A per essere sicuri di non interferire</text:p>
      <text:p text:style-name="P35"><text:span text:style-name="T2"/></text:p>
      <text:p text:style-name="P35">LAN A: <text:span text:style-name="T43">192.168.0.0</text:span><text:span text:style-name="T21">000 0000/25</text:span></text:p>
      <text:p text:style-name="P35"><text:span text:style-name="T21"/></text:p>
      <text:p text:style-name="P35">LAN B: <text:span text:style-name="T43">192.168.0.100</text:span><text:span text:style-name="T21">0 0000/25</text:span></text:p>
      <text:p text:style-name="P41"><text:span text:style-name="T23"/></text:p>
      <text:p text:style-name="P47">Indirizzo di rete (host a 0): <text:span text:style-name="T13">192.168.0.128</text:span></text:p>
      <text:p text:style-name="P47">Subnetmask (net a 1): <text:span text:style-name="T13">255.255.255.224</text:span></text:p>
      <text:p text:style-name="P35">GW: <text:span text:style-name="T13">192.168.0.129</text:span></text:p>
      <text:p text:style-name="P35">BC (host a 1):<text:span text:style-name="T13"> 192.168.0.1</text:span><text:span text:style-name="T16">59</text:span></text:p>
      <text:p text:style-name="P35"><text:span text:style-name="T16"/></text:p>
      <text:p text:style-name="P45">LAN <text:span text:style-name="T51">C</text:span> (<text:span text:style-name="T51">10</text:span>):</text:p>
      <text:p text:style-name="P36"/>
      <text:p text:style-name="P36">Quanti bit ci servono per indirizzare gli host? E quanti ne lasciamo per l’indirizzamento della rete?</text:p>
      <text:p text:style-name="P36"/>
      <text:p text:style-name="P42">Con <text:span text:style-name="T51">10</text:span> host minimo di <text:span text:style-name="T51">4</text:span> bit (<text:span text:style-name="T51">16</text:span>) 2<text:span text:style-name="T4">4</text:span></text:p>
      <text:p text:style-name="P42"><text:span text:style-name="T2"/></text:p>
      <text:p text:style-name="P36"><text:span text:style-name="T28">Dobbiamo fare la proiezione tra la LAN precedente e quella attuale per identificare il BIT significativo che va a modificare la LAN A per essere sicuri di non interferire</text:span></text:p>
      <text:p text:style-name="P36"><text:span text:style-name="T21"/></text:p>
      <text:p text:style-name="P36">LAN B: <text:span text:style-name="T43">192.168.0.10</text:span><text:span text:style-name="T45">0</text:span><text:span text:style-name="T21">0 0000/25</text:span></text:p>
      <text:p text:style-name="P36"><text:span text:style-name="T21"/></text:p>
      <text:p text:style-name="P36">LAN <text:span text:style-name="T51">C</text:span>: <text:span text:style-name="T43">192.168.0.</text:span><text:span text:style-name="T44">1</text:span><text:span text:style-name="T43">0</text:span><text:span text:style-name="T46">1</text:span><text:span text:style-name="T43">0</text:span><text:span text:style-name="T21"> 0000/25</text:span></text:p>
      <text:p text:style-name="P42"><text:span text:style-name="T23"/></text:p>
      <text:p text:style-name="P48">Indirizzo di rete (host a 0): <text:span text:style-name="T13">192.168.0.</text:span><text:span text:style-name="T16">160</text:span></text:p>
      <text:p text:style-name="P48">Subnetmask (net a 1): <text:span text:style-name="T13">255.255.255.</text:span><text:span text:style-name="T16">240</text:span></text:p>
      <text:p text:style-name="P36">GW <text:span text:style-name="T51">(primo indirizzo disp.)</text:span>: <text:span text:style-name="T13">192.168.0.</text:span><text:span text:style-name="T16">161</text:span></text:p>
      <text:p text:style-name="P36"><text:span text:style-name="T51">BC (host a 1):</text:span><text:span text:style-name="T16"> 192.168.0.175</text:span></text:p>
      <text:p text:style-name="P36"><text:span text:style-name="T16"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LAN <text:span text:style-name="T51">D</text:span> (<text:span text:style-name="T51">8</text:span>):</text:p>
      <text:p text:style-name="P36"/>
      <text:p text:style-name="P36">Quanti bit ci servono per indirizzare gli host? E quanti ne lasciamo per l’indirizzamento della rete?</text:p>
      <text:p text:style-name="P36"/>
      <text:p text:style-name="P38">DA NON PRENDERE UN NUMERO DI HOST UGUALE A QUELLI NECESSARI</text:p>
      <text:p text:style-name="P38">2 x BC &amp; NET + GW</text:p>
      <text:p text:style-name="P36"/>
      <text:p text:style-name="P43">Con <text:span text:style-name="T51">8</text:span> host minimo di <text:span text:style-name="T51">4</text:span> bit (<text:span text:style-name="T51">16</text:span>) 2<text:span text:style-name="T4">4</text:span><text:span text:style-name="T29"> </text:span><text:span text:style-name="T36">// </text:span><text:span text:style-name="T28">2</text:span><text:span text:style-name="T5">3 </text:span><text:span text:style-name="T37">NON BASTA</text:span><text:span text:style-name="T36"> </text:span></text:p>
      <text:p text:style-name="P42"><text:span text:style-name="T2"/></text:p>
      <text:p text:style-name="P36"><text:span text:style-name="T28">Dobbiamo fare la proiezione tra la LAN precedente e quella attuale per identificare il BIT significativo che va a modificare la LAN A per essere sicuri di non interferire</text:span></text:p>
      <text:p text:style-name="P36"><text:span text:style-name="T28"/></text:p>
      <text:p text:style-name="P36"><text:span text:style-name="T28">LAN </text:span><text:span text:style-name="T29">C</text:span><text:span text:style-name="T28">: </text:span><text:span text:style-name="T47">192.168.0.</text:span><text:span text:style-name="T48">1</text:span><text:span text:style-name="T47">0</text:span><text:span text:style-name="T48">1</text:span><text:span text:style-name="T50">0</text:span><text:span text:style-name="T30"> 0000/25</text:span></text:p>
      <text:p text:style-name="P36"><text:span text:style-name="T30"/></text:p>
      <text:p text:style-name="P36"><text:span text:style-name="T28">LAN </text:span><text:span text:style-name="T29">D</text:span><text:span text:style-name="T28">: </text:span><text:span text:style-name="T47">192.168.0.</text:span><text:span text:style-name="T48">1</text:span><text:span text:style-name="T47">0</text:span><text:span text:style-name="T48">1</text:span><text:span text:style-name="T50">1</text:span><text:span text:style-name="T30"> 0000/25</text:span></text:p>
      <text:p text:style-name="P36"><text:span text:style-name="T21"/></text:p>
      <text:p text:style-name="P36"><text:span text:style-name="T28">Indirizzo di rete (host a 0): </text:span><text:span text:style-name="T32">192.168.0.</text:span><text:span text:style-name="T34">176</text:span></text:p>
      <text:p text:style-name="P48">Subnetmask (net a 1): <text:span text:style-name="T13">255.255.255.</text:span><text:span text:style-name="T16">240</text:span></text:p>
      <text:p text:style-name="P36">GW: <text:span text:style-name="T13">192.168.0.</text:span><text:span text:style-name="T17">177</text:span></text:p>
      <text:p text:style-name="P36"><text:span text:style-name="T51">BC (host a 1):</text:span><text:span text:style-name="T16"> 192.168.0.</text:span><text:span text:style-name="T17">191</text:span></text:p>
      <text:p text:style-name="P36"><text:span text:style-name="T17"/></text:p>
      <text:p text:style-name="P46">L<text:span text:style-name="T52">INK</text:span> (<text:span text:style-name="T52">2</text:span>):</text:p>
      <text:p text:style-name="P37"/>
      <text:p text:style-name="P37">Quanti bit ci servono per indirizzare gli host? E quanti ne lasciamo per l’indirizzamento della rete?</text:p>
      <text:p text:style-name="P37"/>
      <text:p text:style-name="P38">DA NON PRENDERE UN NUMERO DI HOST UGUALE A QUELLI NECESSARI</text:p>
      <text:p text:style-name="P38">2 x BC &amp; NET + GW</text:p>
      <text:p text:style-name="P37"/>
      <text:p text:style-name="P43">Con <text:span text:style-name="T52">2</text:span> host minimo di <text:span text:style-name="T52">2</text:span> bit (<text:span text:style-name="T52">4</text:span>) 2<text:span text:style-name="T5">2</text:span></text:p>
      <text:p text:style-name="P43"><text:span text:style-name="T2"/></text:p>
      <text:p text:style-name="P37"><text:span text:style-name="T28">Dobbiamo fare la proiezione tra la LAN precedente e quella attuale per identificare il BIT significativo che va a modificare la LAN A per essere sicuri di non interferire</text:span></text:p>
      <text:p text:style-name="P37"><text:span text:style-name="T28"/></text:p>
      <text:p text:style-name="P37"><text:span text:style-name="T28">LAN </text:span><text:span text:style-name="T29">D</text:span><text:span text:style-name="T28">: </text:span><text:span text:style-name="T47">192.168.0.</text:span><text:span text:style-name="T48">1</text:span><text:span text:style-name="T47">0</text:span><text:span text:style-name="T48">11</text:span><text:span text:style-name="T30"> 0000/25</text:span></text:p>
      <text:p text:style-name="P37"><text:span text:style-name="T28"/></text:p>
      <text:p text:style-name="P37"><text:span text:style-name="T38">-LINK</text:span><text:span text:style-name="T28">: </text:span><text:span text:style-name="T47">192.168.0.</text:span><text:span text:style-name="T48">1</text:span><text:span text:style-name="T49">100</text:span><text:span text:style-name="T47"> 00</text:span><text:span text:style-name="T30">00/25</text:span></text:p>
      <text:p text:style-name="P38"><text:span text:style-name="T31"/></text:p>
      <text:p text:style-name="P37"><text:span text:style-name="T28">Indirizzo di rete (host a 0): </text:span><text:span text:style-name="T32">192.168.0.</text:span><text:span text:style-name="T34">192</text:span></text:p>
      <text:p text:style-name="P37"><text:span text:style-name="T28">Subnetmask (net a 1): </text:span><text:span text:style-name="T32">255.255.255.</text:span><text:span text:style-name="T33">2</text:span><text:span text:style-name="T34">52</text:span></text:p>
      <text:p text:style-name="P36"><text:span text:style-name="T16"/></text:p>
      <text:p text:style-name="P36"><text:span text:style-name="T16"/></text:p>
      <text:p text:style-name="P35"><text:span text:style-name="T16"/></text:p>
      <text:p text:style-name="P35"><text:span text:style-name="T16"/></text:p>
      <text:p text:style-name="P35"><text:span text:style-name="T16"/></text:p>
      <text:p text:style-name="P35"><text:span text:style-name="T16"/></text:p>
      <text:p text:style-name="P35"><text:span text:style-name="T13"/></text:p>
      <text:p text:style-name="P35"><text:span text:style-name="T13"/></text:p>
      <text:p text:style-name="P40"/>
      <text:p text:style-name="P14"/>
      <text:p text:style-name="P1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8T08:38:01.980000000</dc:date>
    <meta:editing-duration>PT59M43S</meta:editing-duration>
    <meta:editing-cycles>29</meta:editing-cycles>
    <meta:generator>LibreOffice/6.1.1.2$Windows_X86_64 LibreOffice_project/5d19a1bfa650b796764388cd8b33a5af1f5baa1b</meta:generator>
    <meta:document-statistic meta:table-count="0" meta:image-count="0" meta:object-count="0" meta:page-count="5" meta:paragraph-count="101" meta:word-count="716" meta:character-count="4350" meta:non-whitespace-character-count="3746"/>
  </office:meta>
</office:document-meta>
</file>